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ent-style-name="hlp_5f_paragraph">
      <style:text-properties officeooo:rsid="0032038e" officeooo:paragraph-rsid="0032038e"/>
    </style:style>
    <style:style style:name="P85" style:family="paragraph" style:parent-style-name="hlp_5f_head1">
      <style:text-properties officeooo:rsid="0032038e" officeooo:paragraph-rsid="0032038e"/>
    </style:style>
    <style:style style:name="P86" style:family="paragraph" style:parent-style-name="hlp_5f_list_5f_dot">
      <style:text-properties officeooo:rsid="0032038e" officeooo:paragraph-rsid="0032038e"/>
    </style:style>
    <style:style style:name="P87" style:family="paragraph" style:parent-style-name="hlp_5f_tree">
      <style:text-properties officeooo:paragraph-rsid="00324d5f"/>
    </style:style>
    <style:style style:name="P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9" style:family="paragraph">
      <style:paragraph-properties fo:text-align="start"/>
      <style:text-properties style:text-line-through-style="none" style:text-line-through-type="none" style:font-name="Arial4" fo:font-size="10pt" fo:font-style="normal" style:text-underline-style="none" fo:font-weight="normal"/>
    </style:style>
    <style:style style:name="P90" style:family="paragraph">
      <style:paragraph-properties fo:text-align="center"/>
      <style:text-properties style:text-line-through-style="none" style:text-line-through-type="none" style:font-name="Arial4" fo:font-size="11pt" fo:font-style="normal" style:text-underline-style="none" fo:font-weight="normal"/>
    </style:style>
    <style:style style:name="P9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LawAddon-0.0.1.oxt&#13;&#13;07/11/2018 21:01:44&#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13;07/10/2018 10:38:35&#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269266531"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783556204" text:style-name="L2">
        <text:list-item>
          <text:p text:style-name="P47">Version 2.1.2 :</text:p>
        </text:list-item>
      </text:list>
      <text:list xml:id="list4019988545" text:style-name="L3">
        <text:list-item>
          <text:list>
            <text:list-item>
              <text:p text:style-name="P48">Localized help : resolved non-functional hyperlink due to API incompatibility introduced by Apache OpenOffice 4.1 (and LibreOffice 4.0).</text:p>
            </text:list-item>
          </text:list>
        </text:list-item>
      </text:list>
      <text:list xml:id="list210204747706843" text:continue-list="list3783556204" text:style-name="L2">
        <text:list-item>
          <text:p text:style-name="P47">Version 2.1.1 :</text:p>
        </text:list-item>
      </text:list>
      <text:list xml:id="list3664004056"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210203938367834" text:continue-list="list210204747706843" text:style-name="L2">
        <text:list-item>
          <text:p text:style-name="P47">Version 2.1.0 :</text:p>
        </text:list-item>
      </text:list>
      <text:list xml:id="list3172330061"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210203933882443" text:continue-list="list210203938367834" text:style-name="L2">
        <text:list-item>
          <text:p text:style-name="P47">Version 2.0.0 :</text:p>
        </text:list-item>
      </text:list>
      <text:list xml:id="list1382589790"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210205515209036" text:continue-list="list210203933882443" text:style-name="L2">
        <text:list-item>
          <text:p text:style-name="P47">Version 1.5.3 :</text:p>
        </text:list-item>
      </text:list>
      <text:list xml:id="list884540882"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101110321"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9" svg:width="0.3157in" svg:height="0.1776in" svg:x="0.9055in" svg:y="0.0783in" draw:control="control1"/><draw:control text:anchor-type="paragraph" draw:z-index="9" draw:style-name="gr1" draw:text-style-name="P89"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9" svg:width="0.3157in" svg:height="0.1776in" svg:x="0.9071in" svg:y="0.0783in" draw:control="control3"/><draw:control text:anchor-type="paragraph" draw:z-index="11" draw:style-name="gr1" draw:text-style-name="P8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0" svg:width="3.2921in" svg:height="0.2713in" svg:x="1.4256in" svg:y="0.0992in" draw:control="control5"/></text:p><text:p text:style-name="Frame_20_contents"/><text:p text:style-name="P34">Compilation results</text:p><text:p text:style-name="P34"><draw:control text:anchor-type="paragraph" draw:z-index="23" draw:style-name="gr1" draw:text-style-name="P91"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9" svg:width="0.3157in" svg:height="0.1776in" svg:x="0.9173in" svg:y="0.0783in" draw:control="control6"/><draw:control text:anchor-type="paragraph" draw:z-index="15" draw:style-name="gr1" draw:text-style-name="P8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9" svg:width="0.3157in" svg:height="0.1776in" svg:x="0.9173in" svg:y="0.0783in" draw:control="control8"/><draw:control text:anchor-type="paragraph" draw:z-index="17" draw:style-name="gr1" draw:text-style-name="P8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0"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9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9" svg:width="0.3157in" svg:height="0.1776in" svg:x="0.9173in" svg:y="0.0783in" draw:control="control11"/><draw:control text:anchor-type="paragraph" draw:z-index="21" draw:style-name="gr1" draw:text-style-name="P8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0"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91"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86114347"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04840609"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043082346"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988562480"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14707916"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737253074"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840094192"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77878140"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861223054" text:style-name="L17">
        <text:list-item>
          <text:p text:style-name="P62">Arg1 : <text:span text:style-name="InstructionMacro">String</text:span> : mandatory, type of control used for the button</text:p>
        </text:list-item>
      </text:list>
      <text:list xml:id="list3718133734"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57744850"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87307669"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17852046"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989774835"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38428176"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69580988"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8966675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372007613"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3424112667"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1762397627"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828550897"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199790072"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47971690"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337355548"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94624174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90634187"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022578927"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94938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119674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6731138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020385515242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95938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35251246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6349595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0205134778358" text:continue-list="list4094938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0205802689837" text:continue-list="list21020385515242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8"><text:span text:style-name="T26">image</text:span></text:p><text:p text:style-name="P88"><text:span text:style-name="T26">Images/Help/dontfeedtrolls.gif</text:span></text:p><text:p text:style-name="P88"><text:span text:style-name="T26">icon</text:span></text:p><text:p text:style-name="P88"><text:span text:style-name="T26"/></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8"><text:span text:style-name="T26">image</text:span></text:p><text:p text:style-name="P88"><text:span text:style-name="T26">Images/Help/sailingShip.wmf</text:span></text:p><text:p text:style-name="P88"><text:span text:style-name="T26">Old sailing ship</text:span></text:p><text:p text:style-name="P88"><text:span text:style-name="T26"/></text:p></office:annotation></text:p>
      <text:p text:style-name="hlp_5f_paragraph"/>
      <text:p text:style-name="hlp_5f_paragraph"><text:line-break/><text:line-break/>Finally an image<office:annotation><dc:creator>Bernard Marcelly</dc:creator><dc:date>2009-01-24T20:53:22.940000000</dc:date><text:p text:style-name="P88"><text:span text:style-name="T26">imageOOo</text:span></text:p><text:p text:style-name="P88"><text:span text:style-name="T26">sd/res/get1obj.png</text:span></text:p></office:annotation> from OpenOffice resources</text:p>
      <text:p text:style-name="hlp_5f_page">Page10 : Creating the Help tree</text:p>
      <text:list xml:id="list210204413106496" text:continue-list="list21020513477835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85">Εισαγωγή</text:p>
      <text:p text:style-name="P84">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210205960412742" text:continue-list="list210205802689837" text:style-name="hlp_5f_list_5f_dot">
        <text:list-item>
          <text:p text:style-name="P86">LibreOffice</text:p>
        </text:list-item>
        <text:list-item>
          <text:p text:style-name="P86">OpenOffice</text:p>
        </text:list-item>
      </text:list>
      <text:p text:style-name="P84">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text:p>
      <text:p text:style-name="hlp_5f_paragraph"/>
      <text:p text:style-name="P87">node = <text:span text:style-name="T25">Πρόσθετο νομικών εγγράφων</text:span></text:p>
      <text:p text:style-name="P87"><text:tab/>page = Page<text:span text:style-name="T25">0</text:span>1 = <text:span text:style-name="T25">Εισαγωγή</text:span></text:p>
      <text:p text:style-name="P87">/node</text:p>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89" meta:paragraph-count="2861" meta:word-count="39357" meta:character-count="259914" meta:non-whitespace-character-count="219299"/>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endDescription  


beginAnnexes 
  useLibrary("Python", "python/")
endAnnexes


beginAddonUI
 
  beginOfficeToolbar
  
    beginTbTitles("Writer") 
      setTitle("Law bar")
    endTbTitles

    ' here begins the list of buttons
    
    beginButton
      beginTitles("Writer")
        setTitle("Header 1", "en")
        setTitle("Κεφαλίδα 1", "el")
      endTitles
      setURL("Python", "python/main.py", "insert_hd1")
'      setImage("Images/bug")
    endButton
	beginButton
      beginTitles("Writer")
        setTitle("Insert Law", "en")
        setTitle("Εισαγωγή νόμου", "el")
      endTitles
      setURL("Python", "python/main.py", "insert_law")
'      setImage("Images/bu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